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adornments="Regular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984in"/>
    </style:style>
    <style:style style:name="co5" style:family="table-column">
      <style:table-column-properties fo:break-before="auto" style:column-width="1.1327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5811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4201in"/>
    </style:style>
    <style:style style:name="co10" style:family="table-column">
      <style:table-column-properties fo:break-before="auto" style:column-width="0.8126in"/>
    </style:style>
    <style:style style:name="co11" style:family="table-column">
      <style:table-column-properties fo:break-before="auto" style:column-width="1.5634in"/>
    </style:style>
    <style:style style:name="co12" style:family="table-column">
      <style:table-column-properties fo:break-before="auto" style:column-width="1.411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1.3311in"/>
    </style:style>
    <style:style style:name="co15" style:family="table-column">
      <style:table-column-properties fo:break-before="auto" style:column-width="1.3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2.1972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number-style style:name="N10001" number:language="uk" number:country="UA">
      <number:number number:decimal-places="0" number:min-decimal-places="0" number:min-integer-digits="1"/>
    </number:number-style>
    <number:number-style style:name="N10002" number:language="uk" number:country="UA">
      <number:number number:decimal-places="2" number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in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0">
      <style:text-properties style:font-name="FreeSans" fo:font-size="11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1" style:family="table-cell" style:parent-style-name="Default">
      <style:text-properties style:font-name="FreeSans" fo:font-size="11pt"/>
    </style:style>
    <style:style style:name="ce1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</style:style>
    <style:style style:name="ce19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20" style:family="table-cell" style:parent-style-name="Default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31" style:family="table-cell" style:parent-style-name="Default" style:data-style-name="N10100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4" style:family="table-cell" style:parent-style-name="Default" style:data-style-name="N2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2" style:family="table-cell" style:parent-style-name="Default" style:data-style-name="N1010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FreeSans" fo:font-size="11pt"/>
    </style:style>
    <style:style style:name="ce32" style:family="table-cell" style:parent-style-name="Default" style:data-style-name="N122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5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21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3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ree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 Regular" style:font-name-complex="FreeSans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 Regular" style:font-name-complex="FreeSans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FreeSans3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Розмір отворів (усереднено)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Висота, м</text:p>
          </table:table-cell>
          <table:table-cell table:style-name="ce4" office:value-type="string" calcext:value-type="string">
            <text:p>Ширина, м</text:p>
          </table:table-cell>
          <table:table-cell table:style-name="ce4" office:value-type="string" calcext:value-type="string">
            <text:p>Площа, м2</text:p>
          </table:table-cell>
        </table:table-row>
        <table:table-row table:style-name="ro1">
          <table:table-cell office:value-type="string" calcext:value-type="string">
            <text:p>Вікно мале</text:p>
          </table:table-cell>
          <table:table-cell office:value-type="float" office:value="0.98" calcext:value-type="float">
            <text:p>0,98</text:p>
          </table:table-cell>
          <table:table-cell office:value-type="float" office:value="0.65" calcext:value-type="float">
            <text:p>0,65</text:p>
          </table:table-cell>
          <table:table-cell table:formula="of:=[.B3]*[.C3]" office:value-type="float" office:value="0.637" calcext:value-type="float">
            <text:p>0,64</text:p>
          </table:table-cell>
        </table:table-row>
        <table:table-row table:style-name="ro1">
          <table:table-cell office:value-type="string" calcext:value-type="string">
            <text:p>Вікно середнє</text:p>
          </table:table-cell>
          <table:table-cell office:value-type="float" office:value="1.43" calcext:value-type="float">
            <text:p>1,43</text:p>
          </table:table-cell>
          <table:table-cell office:value-type="float" office:value="0.91" calcext:value-type="float">
            <text:p>0,91</text:p>
          </table:table-cell>
          <table:table-cell table:formula="of:=[.B4]*[.C4]" office:value-type="float" office:value="1.3013" calcext:value-type="float">
            <text:p>1,30</text:p>
          </table:table-cell>
        </table:table-row>
        <table:table-row table:style-name="ro1">
          <table:table-cell office:value-type="string" calcext:value-type="string">
            <text:p>Вікно велике</text:p>
          </table:table-cell>
          <table:table-cell office:value-type="float" office:value="1.47" calcext:value-type="float">
            <text:p>1,47</text:p>
          </table:table-cell>
          <table:table-cell office:value-type="float" office:value="1.56" calcext:value-type="float">
            <text:p>1,56</text:p>
          </table:table-cell>
          <table:table-cell table:formula="of:=[.B5]*[.C5]" office:value-type="float" office:value="2.2932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2.1" calcext:value-type="float">
            <text:p>2,10</text:p>
          </table:table-cell>
          <table:table-cell office:value-type="float" office:value="1.09" calcext:value-type="float">
            <text:p>1,09</text:p>
          </table:table-cell>
          <table:table-cell table:formula="of:=[.B6]*[.C6]" office:value-type="float" office:value="2.289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2, 3, 4</text:p>
          </table:table-cell>
          <table:table-cell office:value-type="float" office:value="2.1" calcext:value-type="float">
            <text:p>2,10</text:p>
          </table:table-cell>
          <table:table-cell office:value-type="float" office:value="0.96" calcext:value-type="float">
            <text:p>0,96</text:p>
          </table:table-cell>
          <table:table-cell table:formula="of:=[.B7]*[.C7]" office:value-type="float" office:value="2.016" calcext:value-type="float">
            <text:p>2,02</text:p>
          </table:table-cell>
        </table:table-row>
      </table:table>
      <table:table table:name="Втрати тепла" table:style-name="ta1">
        <table:table-column table:style-name="co3" table:default-cell-style-name="ce2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 table:number-columns-spanned="14" table:number-rows-spanned="1">
            <text:p>Втрати тепла</text:p>
          </table:table-cell>
          <table:covered-table-cell table:number-columns-repeated="13" table:style-name="ce11"/>
          <table:table-cell table:number-columns-repeated="6"/>
        </table:table-row>
        <table:table-row table:style-name="ro3">
          <table:table-cell table:style-name="ce10" office:value-type="string" calcext:value-type="string" table:number-columns-spanned="14" table:number-rows-spanned="1">
            <text:p>1. Розрахунки витрат тепла зроблені за допомогою порталу https://kermi-fko.ru/raschety/raschetteplopoterdoma.aspx</text:p>
            <text:p>2. Розрахунки зроблені для Києва з мінімальною середньотижневою температурою -22°С.</text:p>
            <text:p>3. Температура в приміщеннях прийнята 22°С.</text:p>
            <text:p>4. Втрати тепла через двері вважаються однаковими з вікнами з розрахунку на кв.м.</text:p>
            <text:p>5. Вважається що втрати тепла через стелю на 1-му поверсі і через підлогу на 2-му відсутні.</text:p>
            <text:p>6. Підлога 1го поверху виконана поверх залізобетонної плити завтовшки 30 см з шару екструдованого полістиролу завтовшки 5 см (у котельній 3 см) і шару цементно-пісчаного розчину завтовшки 5 см.</text:p>
            <text:p>7. Стеля 1го поверху виконана поверх залізобетонної плити завтовшки 22 см з шару екструдованого полістиролу завтовшки 3 см, повітряної прошарки 3 см і гіпсокартону 1 см.</text:p>
            <text:p>8. Підлога 2го поверху виконана поверх залізобетонної плити завтовшки 22 см з шару екструдованого полістиролу завтовшки 3 см і шару цементно-пісчаного розчину завтовшки 5 см.</text:p>
            <text:p>9. Стеля 2го поверху виконана поверх залізобетонної плити завтовшки 22 см з шару екструдованого полістиролу завтовшки 5 см, повітряної прошарки 5 см і гіпсокартону 1 см.</text:p>
            <text:p>10. Радіатори опалення сталеві, типу 22 товщиною 10 см і висотою 50 см; встановлюються під вікнами.</text:p>
            <text:p>11. У кімнаті з різними вікнами довжини радіаторів співвідносяться як ширини вікон.</text:p>
            <text:p>12. Температура води, що подається 65°С, що повертається 55°С</text:p>
          </table:table-cell>
          <table:covered-table-cell table:number-columns-repeated="13" table:style-name="ce11"/>
          <table:table-cell table:number-columns-repeated="6"/>
        </table:table-row>
        <table:table-row table:style-name="ro1">
          <table:table-cell table:style-name="ce3"/>
          <table:table-cell table:style-name="ce4" office:value-type="string" calcext:value-type="string" table:number-columns-spanned="4" table:number-rows-spanned="2">
            <text:p>Площа, м2</text:p>
          </table:table-cell>
          <table:covered-table-cell table:number-columns-repeated="3" table:style-name="ce4"/>
          <table:table-cell table:style-name="ce4" office:value-type="string" calcext:value-type="string" table:number-columns-spanned="9" table:number-rows-spanned="2">
            <text:p>Втрати тепла, Вт</text:p>
          </table:table-cell>
          <table:covered-table-cell table:number-columns-repeated="8" table:style-name="ce4"/>
          <table:table-cell table:style-name="ce4" office:value-type="string" calcext:value-type="string" table:number-columns-spanned="2" table:number-rows-spanned="1">
            <text:p>Радіатор 1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Радіатор 2</text:p>
          </table:table-cell>
          <table:covered-table-cell table:style-name="ce4"/>
          <table:table-cell table:style-name="ce13" office:value-type="string" calcext:value-type="string" table:number-columns-spanned="1" table:number-rows-spanned="2">
            <text:p>Сумарна потужність, Вт</text:p>
          </table:table-cell>
          <table:table-cell table:style-name="ce13" office:value-type="string" calcext:value-type="string" table:number-columns-spanned="1" table:number-rows-spanned="2">
            <text:p>Запас, %</text:p>
          </table:table-cell>
        </table:table-row>
        <table:table-row table:style-name="ro1">
          <table:table-cell table:style-name="ce3"/>
          <table:covered-table-cell table:number-columns-repeated="13" table:style-name="ce4"/>
          <table:table-cell table:style-name="ce4" office:value-type="string" calcext:value-type="string">
            <text:p>Довжина, см</text:p>
          </table:table-cell>
          <table:table-cell table:style-name="ce4" office:value-type="string" calcext:value-type="string">
            <text:p>Потужність, Вт</text:p>
          </table:table-cell>
          <table:table-cell table:style-name="ce4" office:value-type="string" calcext:value-type="string">
            <text:p>Довжина, см</text:p>
          </table:table-cell>
          <table:table-cell table:style-name="ce4" office:value-type="string" calcext:value-type="string">
            <text:p>Потужність, Вт</text:p>
          </table:table-cell>
          <table:covered-table-cell table:style-name="ce4"/>
          <table:covered-table-cell/>
        </table:table-row>
        <table:table-row table:style-name="ro1">
          <table:table-cell table:style-name="ce3"/>
          <table:table-cell table:style-name="ce4" office:value-type="string" calcext:value-type="string">
            <text:p>Приміщ.</text:p>
          </table:table-cell>
          <table:table-cell table:style-name="ce4" office:value-type="string" calcext:value-type="string">
            <text:p>Зовн. 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Підлога</text:p>
          </table:table-cell>
          <table:table-cell table:style-name="ce4" office:value-type="string" calcext:value-type="string">
            <text:p>Стеля</text:p>
          </table:table-cell>
          <table:table-cell table:style-name="ce4" office:value-type="string" calcext:value-type="string">
            <text:p>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Інфільтр.</text:p>
          </table:table-cell>
          <table:table-cell table:style-name="ce4" office:value-type="string" calcext:value-type="string">
            <text:p>Сумарні</text:p>
          </table:table-cell>
          <table:table-cell table:style-name="ce4" office:value-type="string" calcext:value-type="string">
            <text:p>Надбавка, %</text:p>
          </table:table-cell>
          <table:table-cell table:style-name="ce4" office:value-type="string" calcext:value-type="string">
            <text:p>З надбавкою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анвузол 1</text:p>
          </table:table-cell>
          <table:table-cell office:value-type="float" office:value="6.18" calcext:value-type="float">
            <text:p>6,18</text:p>
          </table:table-cell>
          <table:table-cell table:formula="of:=5.871-[.D6]-[.E6]" office:value-type="float" office:value="5.234" calcext:value-type="float">
            <text:p>5,2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,00</text:p>
          </table:table-cell>
          <table:table-cell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6:.K6])" office:value-type="float" office:value="486" calcext:value-type="float">
            <text:p>486,00</text:p>
          </table:table-cell>
          <table:table-cell office:value-type="float" office:value="0" calcext:value-type="float">
            <text:p>0,00</text:p>
          </table:table-cell>
          <table:table-cell table:formula="of:=[.L6]*(1+[.M6])" office:value-type="float" office:value="486" calcext:value-type="float">
            <text:p>48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ходова</text:p>
          </table:table-cell>
          <table:table-cell office:value-type="float" office:value="9.24" calcext:value-type="float">
            <text:p>9,24</text:p>
          </table:table-cell>
          <table:table-cell table:formula="of:=10.84-[.D7]-[.E7]" office:value-type="float" office:value="7.5227" calcext:value-type="float">
            <text:p>7,52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145" calcext:value-type="float">
            <text:p>145,00</text:p>
          </table:table-cell>
          <table:table-cell office:value-type="float" office:value="336" calcext:value-type="float">
            <text:p>336,00</text:p>
          </table:table-cell>
          <table:table-cell office:value-type="float" office:value="119" calcext:value-type="float">
            <text:p>119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412" calcext:value-type="float">
            <text:p>412,00</text:p>
          </table:table-cell>
          <table:table-cell table:formula="of:=SUM([.F7:.K7])" office:value-type="float" office:value="1227" calcext:value-type="float">
            <text:p>1227,00</text:p>
          </table:table-cell>
          <table:table-cell office:value-type="float" office:value="0" calcext:value-type="float">
            <text:p>0,00</text:p>
          </table:table-cell>
          <table:table-cell table:formula="of:=[.L7]*(1+[.M7])" office:value-type="float" office:value="1227" calcext:value-type="float">
            <text:p>122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1_1</text:p>
          </table:table-cell>
          <table:table-cell office:value-type="float" office:value="13.9" calcext:value-type="float">
            <text:p>13,90</text:p>
          </table:table-cell>
          <table:table-cell table:formula="of:=21.7455-[.D8]-[.E8]" office:value-type="float" office:value="19.1429" calcext:value-type="float">
            <text:p>19,14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95" calcext:value-type="float">
            <text:p>195,00</text:p>
          </table:table-cell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8:.K8])" office:value-type="float" office:value="1285" calcext:value-type="float">
            <text:p>1285,00</text:p>
          </table:table-cell>
          <table:table-cell office:value-type="float" office:value="0" calcext:value-type="float">
            <text:p>0,00</text:p>
          </table:table-cell>
          <table:table-cell table:formula="of:=[.L8]*(1+[.M8])" office:value-type="float" office:value="1285" calcext:value-type="float">
            <text:p>128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тельня</text:p>
          </table:table-cell>
          <table:table-cell office:value-type="float" office:value="6.24" calcext:value-type="float">
            <text:p>6,24</text:p>
          </table:table-cell>
          <table:table-cell table:formula="of:=14.478-[.D9]-[.E9]" office:value-type="float" office:value="11.1607" calcext:value-type="float">
            <text:p>11,16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98" calcext:value-type="float">
            <text:p>98,00</text:p>
          </table:table-cell>
          <table:table-cell office:value-type="float" office:value="0" calcext:value-type="float">
            <text:p>0,00</text:p>
          </table:table-cell>
          <table:table-cell office:value-type="float" office:value="176" calcext:value-type="float">
            <text:p>176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278" calcext:value-type="float">
            <text:p>278,00</text:p>
          </table:table-cell>
          <table:table-cell table:formula="of:=SUM([.F9:.K9])" office:value-type="float" office:value="767" calcext:value-type="float">
            <text:p>767,00</text:p>
          </table:table-cell>
          <table:table-cell office:value-type="float" office:value="0" calcext:value-type="float">
            <text:p>0,00</text:p>
          </table:table-cell>
          <table:table-cell table:formula="of:=[.L9]*(1+[.M9])" office:value-type="float" office:value="767" calcext:value-type="float">
            <text:p>76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ридор 1</text:p>
          </table:table-cell>
          <table:table-cell office:value-type="float" office:value="6" calcext:value-type="float">
            <text:p>6,00</text:p>
          </table:table-cell>
          <table:table-cell table:formula="of:=8.9205-[.D10]-[.E10]" office:value-type="float" office:value="5.3302" calcext:value-type="float">
            <text:p>5,33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6]" office:value-type="float" office:value="2.289" calcext:value-type="float">
            <text:p>2,29</text:p>
          </table:table-cell>
          <table:table-cell office:value-type="float" office:value="94" calcext:value-type="float">
            <text:p>94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84" calcext:value-type="float">
            <text:p>84,00</text:p>
          </table:table-cell>
          <table:table-cell office:value-type="float" office:value="148" calcext:value-type="float">
            <text:p>148,00</text:p>
          </table:table-cell>
          <table:table-cell office:value-type="float" office:value="267" calcext:value-type="float">
            <text:p>267,00</text:p>
          </table:table-cell>
          <table:table-cell table:formula="of:=SUM([.F10:.K10])" office:value-type="float" office:value="598" calcext:value-type="float">
            <text:p>598,00</text:p>
          </table:table-cell>
          <table:table-cell office:value-type="float" office:value="0" calcext:value-type="float">
            <text:p>0,00</text:p>
          </table:table-cell>
          <table:table-cell table:formula="of:=[.L10]*(1+[.M10])" office:value-type="float" office:value="598" calcext:value-type="float">
            <text:p>598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1_2</text:p>
          </table:table-cell>
          <table:table-cell office:value-type="float" office:value="29.6208" calcext:value-type="float">
            <text:p>29,62</text:p>
          </table:table-cell>
          <table:table-cell table:formula="of:=32.319-[.D11]-[.E11]" office:value-type="float" office:value="25.7166" calcext:value-type="float">
            <text:p>25,72</text:p>
          </table:table-cell>
          <table:table-cell table:formula="of:=[$'Розмір отворів'.$D$5]*2" office:value-type="float" office:value="4.5864" calcext:value-type="float">
            <text:p>4,59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465" calcext:value-type="float">
            <text:p>465,00</text:p>
          </table:table-cell>
          <table:table-cell office:value-type="float" office:value="0" calcext:value-type="float">
            <text:p>0,00</text:p>
          </table:table-cell>
          <table:table-cell office:value-type="float" office:value="406" calcext:value-type="float">
            <text:p>406,00</text:p>
          </table:table-cell>
          <table:table-cell office:value-type="float" office:value="297" calcext:value-type="float">
            <text:p>297,00</text:p>
          </table:table-cell>
          <table:table-cell office:value-type="float" office:value="131" calcext:value-type="float">
            <text:p>131,00</text:p>
          </table:table-cell>
          <table:table-cell office:value-type="float" office:value="1320" calcext:value-type="float">
            <text:p>1320,00</text:p>
          </table:table-cell>
          <table:table-cell table:formula="of:=SUM([.F11:.K11])" office:value-type="float" office:value="2619" calcext:value-type="float">
            <text:p>2619,00</text:p>
          </table:table-cell>
          <table:table-cell office:value-type="float" office:value="0" calcext:value-type="float">
            <text:p>0,00</text:p>
          </table:table-cell>
          <table:table-cell table:formula="of:=[.L11]*(1+[.M11])" office:value-type="float" office:value="2619" calcext:value-type="float">
            <text:p>261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анвузол 2</text:p>
          </table:table-cell>
          <table:table-cell office:value-type="float" office:value="6.18" calcext:value-type="float">
            <text:p>6,18</text:p>
          </table:table-cell>
          <table:table-cell table:formula="of:=5.562-[.D12]-[.E12]" office:value-type="float" office:value="4.925" calcext:value-type="float">
            <text:p>4,9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" calcext:value-type="float">
            <text:p>225,00</text:p>
          </table:table-cell>
          <table:table-cell office:value-type="float" office:value="78" calcext:value-type="float">
            <text:p>78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12:.K12])" office:value-type="float" office:value="619" calcext:value-type="float">
            <text:p>619,00</text:p>
          </table:table-cell>
          <table:table-cell office:value-type="float" office:value="0" calcext:value-type="float">
            <text:p>0,00</text:p>
          </table:table-cell>
          <table:table-cell table:formula="of:=[.L12]*(1+[.M12])" office:value-type="float" office:value="619" calcext:value-type="float">
            <text:p>61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2_1</text:p>
          </table:table-cell>
          <table:table-cell office:value-type="float" office:value="13.9" calcext:value-type="float">
            <text:p>13,90</text:p>
          </table:table-cell>
          <table:table-cell table:formula="of:=20.601-[.D13]-[.E13]" office:value-type="float" office:value="17.9984" calcext:value-type="float">
            <text:p>18,0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5" calcext:value-type="float">
            <text:p>505,00</text:p>
          </table:table-cell>
          <table:table-cell office:value-type="float" office:value="284" calcext:value-type="float">
            <text:p>284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13:.K13])" office:value-type="float" office:value="1577" calcext:value-type="float">
            <text:p>1577,00</text:p>
          </table:table-cell>
          <table:table-cell office:value-type="float" office:value="0" calcext:value-type="float">
            <text:p>0,00</text:p>
          </table:table-cell>
          <table:table-cell table:formula="of:=[.L13]*(1+[.M13])" office:value-type="float" office:value="1577" calcext:value-type="float">
            <text:p>157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2_2</text:p>
          </table:table-cell>
          <table:table-cell office:value-type="float" office:value="19.176" calcext:value-type="float">
            <text:p>19,18</text:p>
          </table:table-cell>
          <table:table-cell table:formula="of:=23.706-[.D14]-[.E14]" office:value-type="float" office:value="21.1034" calcext:value-type="float">
            <text:p>21,1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33" calcext:value-type="float">
            <text:p>333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4:.K14])" office:value-type="float" office:value="2053" calcext:value-type="float">
            <text:p>2053,00</text:p>
          </table:table-cell>
          <table:table-cell office:value-type="float" office:value="0" calcext:value-type="float">
            <text:p>0,00</text:p>
          </table:table-cell>
          <table:table-cell table:formula="of:=[.L14]*(1+[.M14])" office:value-type="float" office:value="2053" calcext:value-type="float">
            <text:p>2053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Інверторна</text:p>
          </table:table-cell>
          <table:table-cell office:value-type="float" office:value="6.24" calcext:value-type="float">
            <text:p>6,24</text:p>
          </table:table-cell>
          <table:table-cell table:formula="of:=13.716-[.D15]-[.E15]" office:value-type="float" office:value="12.4147" calcext:value-type="float">
            <text:p>12,41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7" calcext:value-type="float">
            <text:p>227,00</text:p>
          </table:table-cell>
          <table:table-cell office:value-type="float" office:value="196" calcext:value-type="float">
            <text:p>196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78" calcext:value-type="float">
            <text:p>278,00</text:p>
          </table:table-cell>
          <table:table-cell table:formula="of:=SUM([.F15:.K15])" office:value-type="float" office:value="785" calcext:value-type="float">
            <text:p>785,00</text:p>
          </table:table-cell>
          <table:table-cell office:value-type="float" office:value="0" calcext:value-type="float">
            <text:p>0,00</text:p>
          </table:table-cell>
          <table:table-cell table:formula="of:=[.L15]*(1+[.M15])" office:value-type="float" office:value="785" calcext:value-type="float">
            <text:p>78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ридор 2</text:p>
          </table:table-cell>
          <table:table-cell office:value-type="float" office:value="6" calcext:value-type="float">
            <text:p>6,00</text:p>
          </table:table-cell>
          <table:table-cell table:formula="of:=3.699-[.D16]-[.E16]" office:value-type="float" office:value="2.3977" calcext:value-type="float">
            <text:p>2,40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8" calcext:value-type="float">
            <text:p>218,00</text:p>
          </table:table-cell>
          <table:table-cell office:value-type="float" office:value="38" calcext:value-type="float">
            <text:p>38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67" calcext:value-type="float">
            <text:p>267,00</text:p>
          </table:table-cell>
          <table:table-cell table:formula="of:=SUM([.F16:.K16])" office:value-type="float" office:value="607" calcext:value-type="float">
            <text:p>607,00</text:p>
          </table:table-cell>
          <table:table-cell office:value-type="float" office:value="0" calcext:value-type="float">
            <text:p>0,00</text:p>
          </table:table-cell>
          <table:table-cell table:formula="of:=[.L16]*(1+[.M16])" office:value-type="float" office:value="607" calcext:value-type="float">
            <text:p>60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імната 2_3</text:p>
          </table:table-cell>
          <table:table-cell office:value-type="float" office:value="19.176" calcext:value-type="float">
            <text:p>19,18</text:p>
          </table:table-cell>
          <table:table-cell table:formula="of:=23.706-[.D17]-[.E17]" office:value-type="float" office:value="20.1115" calcext:value-type="float">
            <text:p>20,11</text:p>
          </table:table-cell>
          <table:table-cell table:formula="of:=[$'Розмір отворів'.$D$4]+[$'Розмір отворів'.$D$5]" office:value-type="float" office:value="3.5945" calcext:value-type="float">
            <text:p>3,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18" calcext:value-type="float">
            <text:p>318,00</text:p>
          </table:table-cell>
          <table:table-cell office:value-type="float" office:value="232" calcext:value-type="float">
            <text:p>232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7:.K17])" office:value-type="float" office:value="2102" calcext:value-type="float">
            <text:p>2102,00</text:p>
          </table:table-cell>
          <table:table-cell office:value-type="float" office:value="0" calcext:value-type="float">
            <text:p>0,00</text:p>
          </table:table-cell>
          <table:table-cell table:formula="of:=[.L17]*(1+[.M17])" office:value-type="float" office:value="2102" calcext:value-type="float">
            <text:p>2102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Загалом</text:p>
          </table:table-cell>
          <table:table-cell table:number-columns-repeated="2"/>
          <table:table-cell table:formula="of:=SUM([.D6:.D17])" office:value-type="float" office:value="23.7692" calcext:value-type="float">
            <text:p>23,77</text:p>
          </table:table-cell>
          <table:table-cell table:formula="of:=SUM([.E6:.E17])" office:value-type="float" office:value="8.337" calcext:value-type="float">
            <text:p>8,34</text:p>
          </table:table-cell>
          <table:table-cell table:number-columns-repeated="6"/>
          <table:table-cell table:formula="of:=SUM([.L6:.L17])" office:value-type="float" office:value="14725" calcext:value-type="float">
            <text:p>14725,00</text:p>
          </table:table-cell>
          <table:table-cell/>
          <table:table-cell table:formula="of:=SUM([.N6:.N17])" office:value-type="float" office:value="14725" calcext:value-type="float">
            <text:p>14725,00</text:p>
          </table:table-cell>
          <table:table-cell table:number-columns-repeated="6"/>
        </table:table-row>
      </table:table>
      <table:table table:name="Радіатори" table:style-name="ta1"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4" table:default-cell-style-name="Default"/>
        <table:table-row table:style-name="ro1" table:number-rows-repeated="2">
          <table:table-cell table:style-name="ce17"/>
          <table:table-cell table:style-name="ce19" table:number-columns-repeated="23"/>
          <table:table-cell table:style-name="ce21" table:number-columns-repeated="1000"/>
        </table:table-row>
        <table:table-row table:style-name="ro4">
          <table:table-cell table:style-name="ce24" office:value-type="string" calcext:value-type="string">
            <text:p>Питома теплоємність води, Дж/кг*°С</text:p>
          </table:table-cell>
          <table:table-cell table:style-name="ce27" office:value-type="float" office:value="4200" calcext:value-type="float">
            <text:p>4200.00</text:p>
          </table:table-cell>
          <table:table-cell table:style-name="ce27"/>
          <table:table-cell table:style-name="ce19" table:number-columns-repeated="21"/>
          <table:table-cell table:style-name="ce21" table:number-columns-repeated="1000"/>
        </table:table-row>
        <table:table-row table:style-name="ro4">
          <table:table-cell table:style-name="ce24" office:value-type="string" calcext:value-type="string">
            <text:p>Ном. тепловий потік секції, ф0, Вт</text:p>
          </table:table-cell>
          <table:table-cell table:style-name="ce27" office:value-type="float" office:value="190" calcext:value-type="float">
            <text:p>190.00</text:p>
          </table:table-cell>
          <table:table-cell table:style-name="ce27"/>
          <table:table-cell table:style-name="ce19" table:number-columns-repeated="21"/>
          <table:table-cell table:style-name="ce21" table:number-columns-repeated="1000"/>
        </table:table-row>
        <table:table-row table:style-name="ro4">
          <table:table-cell table:style-name="ce24" office:value-type="string" calcext:value-type="string">
            <office:annotation draw:style-name="gr1" draw:text-style-name="P2" svg:width="1.1413in" svg:height="1.1677in" svg:x="1.8173in" svg:y="0.4484in" draw:caption-point-x="-0.2402in" draw:caption-point-y="0.5945in">
              <dc:date>2026-03-04T00:00:00</dc:date>
              <text:p text:style-name="P1"><text:span text:style-name="T1">Номінальна різниця середньої температури радіатора і температури приміщення</text:span></text:p>
            </office:annotation>
            <text:p>Ном. різниця темп.,ΔT0,°С</text:p>
          </table:table-cell>
          <table:table-cell table:style-name="ce27" office:value-type="float" office:value="70" calcext:value-type="float">
            <text:p>70.00</text:p>
          </table:table-cell>
          <table:table-cell table:style-name="ce27"/>
          <table:table-cell table:style-name="ce19" table:number-columns-repeated="21"/>
          <table:table-cell table:style-name="ce21" table:number-columns-repeated="1000"/>
        </table:table-row>
        <table:table-row table:style-name="ro1">
          <table:table-cell table:style-name="ce24" office:value-type="string" calcext:value-type="string">
            <text:p><text:span text:style-name="T2">Ступінь </text:span><text:span text:style-name="T3">η</text:span></text:p>
          </table:table-cell>
          <table:table-cell table:style-name="ce28" office:value-type="string" calcext:value-type="string">
            <text:p>1.4641</text:p>
          </table:table-cell>
          <table:table-cell table:style-name="ce28"/>
          <table:table-cell table:style-name="ce19" table:number-columns-repeated="21"/>
          <table:table-cell table:style-name="ce21" table:number-columns-repeated="1000"/>
        </table:table-row>
        <table:table-row table:style-name="ro4">
          <table:table-cell table:style-name="ce17" office:value-type="string" calcext:value-type="string">
            <text:p>Приміщення</text:p>
          </table:table-cell>
          <table:table-cell table:style-name="ce19" office:value-type="string" calcext:value-type="string">
            <text:p>Втрати тепла, Вт</text:p>
          </table:table-cell>
          <table:table-cell table:style-name="ce30" office:value-type="string" calcext:value-type="string">
            <text:p>Розподіл втрат по радіаторах, Вт</text:p>
          </table:table-cell>
          <table:table-cell table:style-name="ce30" office:value-type="string" calcext:value-type="string">
            <text:p>Кількість секцій</text:p>
          </table:table-cell>
          <table:table-cell table:style-name="ce31" office:value-type="string" calcext:value-type="string">
            <text:p>Ном. тепловий потік радіатора, Ф0, Вт</text:p>
          </table:table-cell>
          <table:table-cell table:style-name="ce42" office:value-type="string" calcext:value-type="string">
            <text:p>Температура в приміщені, Та, °С</text:p>
          </table:table-cell>
          <table:table-cell table:style-name="ce30" office:value-type="string" calcext:value-type="string">
            <text:p>Темп. на вході радіатора, Т1,°С</text:p>
          </table:table-cell>
          <table:table-cell table:style-name="ce31" office:value-type="string" calcext:value-type="string">
            <text:p>Темп. на виході радіатора, Т2,°С</text:p>
          </table:table-cell>
          <table:table-cell table:style-name="ce31" office:value-type="string" calcext:value-type="string">
            <text:p>Потік носія, кг/с (л/с)</text:p>
          </table:table-cell>
          <table:table-cell table:style-name="ce31" table:number-columns-repeated="2"/>
          <table:table-cell table:style-name="ce19" table:number-columns-repeated="13"/>
          <table:table-cell table:style-name="ce21" table:number-columns-repeated="1000"/>
        </table:table-row>
        <table:table-row table:style-name="ro1">
          <table:table-cell table:style-name="ce17" table:formula="of:=[$'Втрати тепла'.A6]" office:value-type="string" office:string-value="Санвузол 1" calcext:value-type="string">
            <text:p>Санвузол 1</text:p>
          </table:table-cell>
          <table:table-cell table:style-name="ce27" table:formula="of:=[$'Втрати тепла'.N6]" office:value-type="float" office:value="486" calcext:value-type="float">
            <text:p>486.00</text:p>
          </table:table-cell>
          <table:table-cell table:style-name="ce27" table:formula="of:=[.B8]" office:value-type="float" office:value="486" calcext:value-type="float">
            <text:p>486.00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D8]*[.$B$4]" office:value-type="float" office:value="950" calcext:value-type="float">
            <text:p>95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8]+2*[.$B$5]*POWER([.C8]/[.E8]; 1/[.$B$6])-[.G8]" office:value-type="float" office:value="52.5750627111262" calcext:value-type="float">
            <text:p>52.58</text:p>
          </table:table-cell>
          <table:table-cell table:style-name="ce32" table:formula="of:=[.C8]/([.$B$3]*([.G8]-[.H8]))" office:value-type="float" office:value="0.00421930903598567" calcext:value-type="float">
            <text:p>0.004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7]" office:value-type="string" office:string-value="Сходова" calcext:value-type="string">
            <text:p>Сходова</text:p>
          </table:table-cell>
          <table:table-cell table:style-name="ce27" table:formula="of:=[$'Втрати тепла'.N7]" office:value-type="float" office:value="1227" calcext:value-type="float">
            <text:p>1227.00</text:p>
          </table:table-cell>
          <table:table-cell table:style-name="ce27" table:formula="of:=[.B9]*[.D9]/([.D9]+[.D10])" office:value-type="float" office:value="557.727272727273" calcext:value-type="float">
            <text:p>557.73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D9]*[.$B$4]" office:value-type="float" office:value="950" calcext:value-type="float">
            <text:p>95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9]+2*[.$B$5]*POWER([.C9]/[.E9]; 1/[.$B$6])-[.G9]" office:value-type="float" office:value="61.3073950157695" calcext:value-type="float">
            <text:p>61.31</text:p>
          </table:table-cell>
          <table:table-cell table:style-name="ce32" table:formula="of:=[.C9]/([.$B$3]*([.G9]-[.H9]))" office:value-type="float" office:value="0.00710399689632526" calcext:value-type="float">
            <text:p>0.0071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9]*[.D10]/([.D9]+[.D10])" office:value-type="float" office:value="669.272727272727" calcext:value-type="float">
            <text:p>669.27</text:p>
          </table:table-cell>
          <table:table-cell table:style-name="ce33" office:value-type="float" office:value="6" calcext:value-type="float">
            <text:p>6</text:p>
          </table:table-cell>
          <table:table-cell table:style-name="ce34" table:formula="of:=[.D10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0]+2*[.$B$5]*POWER([.C10]/[.E10]; 1/[.$B$6])-[.G10]" office:value-type="float" office:value="61.3073950157695" calcext:value-type="float">
            <text:p>61.31</text:p>
          </table:table-cell>
          <table:table-cell table:style-name="ce32" table:formula="of:=[.C10]/([.$B$3]*([.G10]-[.H10]))" office:value-type="float" office:value="0.00852479627559031" calcext:value-type="float">
            <text:p>0.0085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8]" office:value-type="string" office:string-value="Кімната 1_1" calcext:value-type="string">
            <text:p>Кімната 1_1</text:p>
          </table:table-cell>
          <table:table-cell table:style-name="ce27" table:formula="of:=[$'Втрати тепла'.N8]" office:value-type="float" office:value="1285" calcext:value-type="float">
            <text:p>1285.00</text:p>
          </table:table-cell>
          <table:table-cell table:style-name="ce27" table:formula="of:=[.B11]*[.D11]/([.D11]+[.D12])" office:value-type="float" office:value="642.5" calcext:value-type="float">
            <text:p>642.50</text:p>
          </table:table-cell>
          <table:table-cell table:style-name="ce33" office:value-type="float" office:value="6" calcext:value-type="float">
            <text:p>6</text:p>
          </table:table-cell>
          <table:table-cell table:style-name="ce34" table:formula="of:=[.D11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1]+2*[.$B$5]*POWER([.C11]/[.E11]; 1/[.$B$6])-[.G11]" office:value-type="float" office:value="58.6315645915623" calcext:value-type="float">
            <text:p>58.63</text:p>
          </table:table-cell>
          <table:table-cell table:style-name="ce32" table:formula="of:=[.C11]/([.$B$3]*([.G11]-[.H11]))" office:value-type="float" office:value="0.0071589794737983" calcext:value-type="float">
            <text:p>0.007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11]*[.D12]/([.D11]+[.D12])" office:value-type="float" office:value="642.5" calcext:value-type="float">
            <text:p>642.50</text:p>
          </table:table-cell>
          <table:table-cell table:style-name="ce33" office:value-type="float" office:value="6" calcext:value-type="float">
            <text:p>6</text:p>
          </table:table-cell>
          <table:table-cell table:style-name="ce34" table:formula="of:=[.D12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2]+2*[.$B$5]*POWER([.C12]/[.E12]; 1/[.$B$6])-[.G12]" office:value-type="float" office:value="58.6315645915623" calcext:value-type="float">
            <text:p>58.63</text:p>
          </table:table-cell>
          <table:table-cell table:style-name="ce32" table:formula="of:=[.C12]/([.$B$3]*([.G12]-[.H12]))" office:value-type="float" office:value="0.0071589794737983" calcext:value-type="float">
            <text:p>0.007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9]" office:value-type="string" office:string-value="Котельня" calcext:value-type="string">
            <text:p>Котельня</text:p>
          </table:table-cell>
          <table:table-cell table:style-name="ce27" table:formula="of:=[$'Втрати тепла'.N9]" office:value-type="float" office:value="767" calcext:value-type="float">
            <text:p>767.00</text:p>
          </table:table-cell>
          <table:table-cell table:style-name="ce27" table:formula="of:=[.B13]" office:value-type="float" office:value="767" calcext:value-type="float">
            <text:p>767.00</text:p>
          </table:table-cell>
          <table:table-cell table:style-name="ce33" office:value-type="float" office:value="7" calcext:value-type="float">
            <text:p>7</text:p>
          </table:table-cell>
          <table:table-cell table:style-name="ce34" table:formula="of:=[.D13]*[.$B$4]" office:value-type="float" office:value="1330" calcext:value-type="float">
            <text:p>133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3]+2*[.$B$5]*POWER([.C13]/[.E13]; 1/[.$B$6])-[.G13]" office:value-type="float" office:value="60.1278838466994" calcext:value-type="float">
            <text:p>60.13</text:p>
          </table:table-cell>
          <table:table-cell table:style-name="ce32" table:formula="of:=[.C13]/([.$B$3]*([.G13]-[.H13]))" office:value-type="float" office:value="0.00918971317449331" calcext:value-type="float">
            <text:p>0.009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0]" office:value-type="string" office:string-value="Коридор 1" calcext:value-type="string">
            <text:p>Коридор 1</text:p>
          </table:table-cell>
          <table:table-cell table:style-name="ce27" table:formula="of:=[$'Втрати тепла'.N10]" office:value-type="float" office:value="598" calcext:value-type="float">
            <text:p>598.00</text:p>
          </table:table-cell>
          <table:table-cell table:style-name="ce27" table:formula="of:=[.B14]" office:value-type="float" office:value="598" calcext:value-type="float">
            <text:p>598.00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D14]*[.$B$4]" office:value-type="float" office:value="950" calcext:value-type="float">
            <text:p>95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4]+2*[.$B$5]*POWER([.C14]/[.E14]; 1/[.$B$6])-[.G14]" office:value-type="float" office:value="66.0532916474899" calcext:value-type="float">
            <text:p>66.05</text:p>
          </table:table-cell>
          <table:table-cell table:style-name="ce32" table:formula="of:=[.C14]/([.$B$3]*([.G14]-[.H14]))" office:value-type="float" office:value="0.0102089287867934" calcext:value-type="float">
            <text:p>0.010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1]" office:value-type="string" office:string-value="Кімната 1_2" calcext:value-type="string">
            <text:p>Кімната 1_2</text:p>
          </table:table-cell>
          <table:table-cell table:style-name="ce27" table:formula="of:=[$'Втрати тепла'.N11]" office:value-type="float" office:value="2619" calcext:value-type="float">
            <text:p>2619.00</text:p>
          </table:table-cell>
          <table:table-cell table:style-name="ce27" table:formula="of:=[.B15]*[.D15]/([.D15]+[.D16])" office:value-type="float" office:value="1309.5" calcext:value-type="float">
            <text:p>1309.50</text:p>
          </table:table-cell>
          <table:table-cell table:style-name="ce33" office:value-type="float" office:value="12" calcext:value-type="float">
            <text:p>12</text:p>
          </table:table-cell>
          <table:table-cell table:style-name="ce34" table:formula="of:=[.D15]*[.$B$4]" office:value-type="float" office:value="2280" calcext:value-type="float">
            <text:p>228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5]+2*[.$B$5]*POWER([.C15]/[.E15]; 1/[.$B$6])-[.G15]" office:value-type="float" office:value="59.8602049353784" calcext:value-type="float">
            <text:p>59.86</text:p>
          </table:table-cell>
          <table:table-cell table:style-name="ce32" table:formula="of:=[.C15]/([.$B$3]*([.G15]-[.H15]))" office:value-type="float" office:value="0.0154810768076489" calcext:value-type="float">
            <text:p>0.0155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15]*[.D16]/([.D15]+[.D16])" office:value-type="float" office:value="1309.5" calcext:value-type="float">
            <text:p>1309.50</text:p>
          </table:table-cell>
          <table:table-cell table:style-name="ce33" office:value-type="float" office:value="12" calcext:value-type="float">
            <text:p>12</text:p>
          </table:table-cell>
          <table:table-cell table:style-name="ce34" table:formula="of:=[.D16]*[.$B$4]" office:value-type="float" office:value="2280" calcext:value-type="float">
            <text:p>228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6]+2*[.$B$5]*POWER([.C16]/[.E16]; 1/[.$B$6])-[.G16]" office:value-type="float" office:value="59.8602049353784" calcext:value-type="float">
            <text:p>59.86</text:p>
          </table:table-cell>
          <table:table-cell table:style-name="ce32" table:formula="of:=[.C16]/([.$B$3]*([.G16]-[.H16]))" office:value-type="float" office:value="0.0154810768076489" calcext:value-type="float">
            <text:p>0.0155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2]" office:value-type="string" office:string-value="Санвузол 2" calcext:value-type="string">
            <text:p>Санвузол 2</text:p>
          </table:table-cell>
          <table:table-cell table:style-name="ce27" table:formula="of:=[$'Втрати тепла'.N12]" office:value-type="float" office:value="619" calcext:value-type="float">
            <text:p>619.00</text:p>
          </table:table-cell>
          <table:table-cell table:style-name="ce27" table:formula="of:=[.B17]" office:value-type="float" office:value="619" calcext:value-type="float">
            <text:p>619.00</text:p>
          </table:table-cell>
          <table:table-cell table:style-name="ce33" office:value-type="float" office:value="6" calcext:value-type="float">
            <text:p>6</text:p>
          </table:table-cell>
          <table:table-cell table:style-name="ce34" table:formula="of:=[.D17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7]+2*[.$B$5]*POWER([.C17]/[.E17]; 1/[.$B$6])-[.G17]" office:value-type="float" office:value="56.2535669396382" calcext:value-type="float">
            <text:p>56.25</text:p>
          </table:table-cell>
          <table:table-cell table:style-name="ce32" table:formula="of:=[.C17]/([.$B$3]*([.G17]-[.H17]))" office:value-type="float" office:value="0.00620644591153206" calcext:value-type="float">
            <text:p>0.006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3]" office:value-type="string" office:string-value="Кімната 2_1" calcext:value-type="string">
            <text:p>Кімната 2_1</text:p>
          </table:table-cell>
          <table:table-cell table:style-name="ce27" table:formula="of:=[$'Втрати тепла'.N13]" office:value-type="float" office:value="1577" calcext:value-type="float">
            <text:p>1577.00</text:p>
          </table:table-cell>
          <table:table-cell table:style-name="ce27" table:formula="of:=[.B18]*[.D18]/([.D18]+[.D19])" office:value-type="float" office:value="788.5" calcext:value-type="float">
            <text:p>788.50</text:p>
          </table:table-cell>
          <table:table-cell table:style-name="ce33" office:value-type="float" office:value="7" calcext:value-type="float">
            <text:p>7</text:p>
          </table:table-cell>
          <table:table-cell table:style-name="ce34" table:formula="of:=[.D18]*[.$B$4]" office:value-type="float" office:value="1330" calcext:value-type="float">
            <text:p>133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8]+2*[.$B$5]*POWER([.C18]/[.E18]; 1/[.$B$6])-[.G18]" office:value-type="float" office:value="61.9602465185096" calcext:value-type="float">
            <text:p>61.96</text:p>
          </table:table-cell>
          <table:table-cell table:style-name="ce32" table:formula="of:=[.C18]/([.$B$3]*([.G18]-[.H18]))" office:value-type="float" office:value="0.0104069102402493" calcext:value-type="float">
            <text:p>0.0104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18]*[.D19]/([.D18]+[.D19])" office:value-type="float" office:value="788.5" calcext:value-type="float">
            <text:p>788.50</text:p>
          </table:table-cell>
          <table:table-cell table:style-name="ce33" office:value-type="float" office:value="7" calcext:value-type="float">
            <text:p>7</text:p>
          </table:table-cell>
          <table:table-cell table:style-name="ce34" table:formula="of:=[.D19]*[.$B$4]" office:value-type="float" office:value="1330" calcext:value-type="float">
            <text:p>133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19]+2*[.$B$5]*POWER([.C19]/[.E19]; 1/[.$B$6])-[.G19]" office:value-type="float" office:value="61.9602465185096" calcext:value-type="float">
            <text:p>61.96</text:p>
          </table:table-cell>
          <table:table-cell table:style-name="ce32" table:formula="of:=[.C19]/([.$B$3]*([.G19]-[.H19]))" office:value-type="float" office:value="0.0104069102402493" calcext:value-type="float">
            <text:p>0.0104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4]" office:value-type="string" office:string-value="Кімната 2_2" calcext:value-type="string">
            <text:p>Кімната 2_2</text:p>
          </table:table-cell>
          <table:table-cell table:style-name="ce27" table:formula="of:=[$'Втрати тепла'.N14]" office:value-type="float" office:value="2053" calcext:value-type="float">
            <text:p>2053.00</text:p>
          </table:table-cell>
          <table:table-cell table:style-name="ce27" table:formula="of:=[.B20]*[.D20]/([.D20]+[.D21])" office:value-type="float" office:value="1026.5" calcext:value-type="float">
            <text:p>1026.50</text:p>
          </table:table-cell>
          <table:table-cell table:style-name="ce33" office:value-type="float" office:value="9" calcext:value-type="float">
            <text:p>9</text:p>
          </table:table-cell>
          <table:table-cell table:style-name="ce34" table:formula="of:=[.D20]*[.$B$4]" office:value-type="float" office:value="1710" calcext:value-type="float">
            <text:p>171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0]+2*[.$B$5]*POWER([.C20]/[.E20]; 1/[.$B$6])-[.G20]" office:value-type="float" office:value="62.7977093447077" calcext:value-type="float">
            <text:p>62.80</text:p>
          </table:table-cell>
          <table:table-cell table:style-name="ce32" table:formula="of:=[.C20]/([.$B$3]*([.G20]-[.H20]))" office:value-type="float" office:value="0.0142076870343759" calcext:value-type="float">
            <text:p>0.014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20]*[.D21]/([.D20]+[.D21])" office:value-type="float" office:value="1026.5" calcext:value-type="float">
            <text:p>1026.50</text:p>
          </table:table-cell>
          <table:table-cell table:style-name="ce33" office:value-type="float" office:value="9" calcext:value-type="float">
            <text:p>9</text:p>
          </table:table-cell>
          <table:table-cell table:style-name="ce34" table:formula="of:=[.D21]*[.$B$4]" office:value-type="float" office:value="1710" calcext:value-type="float">
            <text:p>171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1]+2*[.$B$5]*POWER([.C21]/[.E21]; 1/[.$B$6])-[.G21]" office:value-type="float" office:value="62.7977093447077" calcext:value-type="float">
            <text:p>62.80</text:p>
          </table:table-cell>
          <table:table-cell table:style-name="ce32" table:formula="of:=[.C21]/([.$B$3]*([.G21]-[.H21]))" office:value-type="float" office:value="0.0142076870343759" calcext:value-type="float">
            <text:p>0.014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5]" office:value-type="string" office:string-value="Інверторна" calcext:value-type="string">
            <text:p>Інверторна</text:p>
          </table:table-cell>
          <table:table-cell table:style-name="ce27" table:formula="of:=[$'Втрати тепла'.N15]" office:value-type="float" office:value="785" calcext:value-type="float">
            <text:p>785.00</text:p>
          </table:table-cell>
          <table:table-cell table:style-name="ce27" table:formula="of:=[.B22]" office:value-type="float" office:value="785" calcext:value-type="float">
            <text:p>785.00</text:p>
          </table:table-cell>
          <table:table-cell table:style-name="ce33" office:value-type="float" office:value="7" calcext:value-type="float">
            <text:p>7</text:p>
          </table:table-cell>
          <table:table-cell table:style-name="ce34" table:formula="of:=[.D22]*[.$B$4]" office:value-type="float" office:value="1330" calcext:value-type="float">
            <text:p>133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2]+2*[.$B$5]*POWER([.C22]/[.E22]; 1/[.$B$6])-[.G22]" office:value-type="float" office:value="61.6630446744058" calcext:value-type="float">
            <text:p>61.66</text:p>
          </table:table-cell>
          <table:table-cell table:style-name="ce32" table:formula="of:=[.C22]/([.$B$3]*([.G22]-[.H22]))" office:value-type="float" office:value="0.0101927914741596" calcext:value-type="float">
            <text:p>0.010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6]" office:value-type="string" office:string-value="Коридор 2" calcext:value-type="string">
            <text:p>Коридор 2</text:p>
          </table:table-cell>
          <table:table-cell table:style-name="ce27" table:formula="of:=[$'Втрати тепла'.N16]" office:value-type="float" office:value="607" calcext:value-type="float">
            <text:p>607.00</text:p>
          </table:table-cell>
          <table:table-cell table:style-name="ce27" table:formula="of:=[.B23]" office:value-type="float" office:value="607" calcext:value-type="float">
            <text:p>607.00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D23]*[.$B$4]" office:value-type="float" office:value="950" calcext:value-type="float">
            <text:p>95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3]+2*[.$B$5]*POWER([.C23]/[.E23]; 1/[.$B$6])-[.G23]" office:value-type="float" office:value="67.0998590930457" calcext:value-type="float">
            <text:p>67.10</text:p>
          </table:table-cell>
          <table:table-cell table:style-name="ce32" table:formula="of:=[.C23]/([.$B$3]*([.G23]-[.H23]))" office:value-type="float" office:value="0.0112032737135374" calcext:value-type="float">
            <text:p>0.0112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7]" office:value-type="string" office:string-value="Кімната 2_3" calcext:value-type="string">
            <text:p>Кімната 2_3</text:p>
          </table:table-cell>
          <table:table-cell table:style-name="ce27" table:formula="of:=[$'Втрати тепла'.N17]" office:value-type="float" office:value="2102" calcext:value-type="float">
            <text:p>2102.00</text:p>
          </table:table-cell>
          <table:table-cell table:style-name="ce27" table:formula="of:=[.B24]*[.D24]/([.D24]+[.D25])" office:value-type="float" office:value="700.666666666667" calcext:value-type="float">
            <text:p>700.67</text:p>
          </table:table-cell>
          <table:table-cell table:style-name="ce33" office:value-type="float" office:value="6" calcext:value-type="float">
            <text:p>6</text:p>
          </table:table-cell>
          <table:table-cell table:style-name="ce34" table:formula="of:=[.D24]*[.$B$4]" office:value-type="float" office:value="1140" calcext:value-type="float">
            <text:p>114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4]+2*[.$B$5]*POWER([.C24]/[.E24]; 1/[.$B$6])-[.G24]" office:value-type="float" office:value="64.4022633063887" calcext:value-type="float">
            <text:p>64.40</text:p>
          </table:table-cell>
          <table:table-cell table:style-name="ce32" table:formula="of:=[.C24]/([.$B$3]*([.G24]-[.H24]))" office:value-type="float" office:value="0.0106954874352846" calcext:value-type="float">
            <text:p>0.0107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/>
          <table:table-cell table:style-name="ce27"/>
          <table:table-cell table:style-name="ce27" table:formula="of:=[.B24]*[.D25]/([.D24]+[.D25])" office:value-type="float" office:value="1401.33333333333" calcext:value-type="float">
            <text:p>1401.33</text:p>
          </table:table-cell>
          <table:table-cell table:style-name="ce33" office:value-type="float" office:value="12" calcext:value-type="float">
            <text:p>12</text:p>
          </table:table-cell>
          <table:table-cell table:style-name="ce34" table:formula="of:=[.D25]*[.$B$4]" office:value-type="float" office:value="2280" calcext:value-type="float">
            <text:p>2280.00</text:p>
          </table:table-cell>
          <table:table-cell table:style-name="ce43" office:value-type="float" office:value="22" calcext:value-type="float">
            <text:p>22.00</text:p>
          </table:table-cell>
          <table:table-cell table:style-name="ce27" office:value-type="float" office:value="80" calcext:value-type="float">
            <text:p>80.00</text:p>
          </table:table-cell>
          <table:table-cell table:style-name="ce34" table:formula="of:=2*[.F25]+2*[.$B$5]*POWER([.C25]/[.E25]; 1/[.$B$6])-[.G25]" office:value-type="float" office:value="64.4022633063887" calcext:value-type="float">
            <text:p>64.40</text:p>
          </table:table-cell>
          <table:table-cell table:style-name="ce32" table:formula="of:=[.C25]/([.$B$3]*([.G25]-[.H25]))" office:value-type="float" office:value="0.0213909748705692" calcext:value-type="float">
            <text:p>0.0214</text:p>
          </table:table-cell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>
          <table:table-cell table:style-name="ce17" table:formula="of:=[$'Втрати тепла'.A18]" office:value-type="string" office:string-value="Загалом" calcext:value-type="string">
            <text:p>Загалом</text:p>
          </table:table-cell>
          <table:table-cell table:style-name="ce27" table:formula="of:=[$'Втрати тепла'.N18]" office:value-type="float" office:value="14725" calcext:value-type="float">
            <text:p>14725.00</text:p>
          </table:table-cell>
          <table:table-cell table:style-name="ce27"/>
          <table:table-cell table:style-name="ce33"/>
          <table:table-cell table:style-name="ce34" table:formula="of:=SUM([.E$13:.E$24])" office:value-type="float" office:value="17480" calcext:value-type="float">
            <text:p>17480.00</text:p>
          </table:table-cell>
          <table:table-cell table:style-name="ce43"/>
          <table:table-cell table:style-name="ce27" table:number-columns-repeated="2"/>
          <table:table-cell table:style-name="ce45"/>
          <table:table-cell table:style-name="ce34" table:number-columns-repeated="2"/>
          <table:table-cell table:style-name="ce20" table:number-columns-repeated="13"/>
          <table:table-cell table:number-columns-repeated="1000"/>
        </table:table-row>
        <table:table-row table:style-name="ro1" table:number-rows-repeated="6">
          <table:table-cell table:style-name="ce17"/>
          <table:table-cell table:style-name="ce5" table:number-columns-repeated="2"/>
          <table:table-cell table:style-name="ce20" table:number-columns-repeated="21"/>
          <table:table-cell table:number-columns-repeated="1000"/>
        </table:table-row>
        <table:table-row table:style-name="ro1" table:number-rows-repeated="7">
          <table:table-cell table:style-name="ce17"/>
          <table:table-cell table:style-name="ce20" table:number-columns-repeated="23"/>
          <table:table-cell table:number-columns-repeated="100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тел" table:style-name="ta1">
        <table:table-column table:style-name="co15" table:default-cell-style-name="ce10"/>
        <table:table-column table:style-name="co2" table:number-columns-repeated="13" table:default-cell-style-name="Default"/>
        <table:table-row table:style-name="ro5">
          <table:table-cell office:value-type="string" calcext:value-type="string" table:number-columns-spanned="14" table:number-rows-spanned="1">
            <text:p>Взяте з <text:a xlink:href="https://gazovik.ua/upload/fck/file/інструкція_з_експлуатації_маяк_аот_стандарт_плюс.pdf" xlink:type="simple">https://gazovik.ua/upload/fck/file/%D1%96%D0%BD%D1%81%D1%82%D1%80%D1%83%D0%BA%D1%86%D1%96%D1%8F_%D0%B7_%D0%B5%D0%BA%D1%81%D0%BF%D0%BB%D1%83%D0%B0%D1%82%D0%B0%D1%86%D1%96%D1%97_%D0%BC%D0%B0%D1%8F%D0%BA_%D0%B0%D0%BE%D1%82_%D1%81%D1%82%D0%B0%D0%BD%D0%B4%D0%B0%D1%80%D1%82_%D0%BF%D0%BB%D1%8E%D1%81.pdf</text:a></text:p>
            <text:p>Оптимальна температура води у котлі залежить від атмосферної температури, а також від тепловтрат приміщення. Нижче у таблиці вказані приблизні показники температури води у котлі в залежності від атмосферної температури.</text:p>
          </table:table-cell>
          <table:covered-table-cell table:number-columns-repeated="13"/>
        </table:table-row>
        <table:table-row table:style-name="ro6">
          <table:table-cell office:value-type="string" calcext:value-type="string">
            <text:p>Атмосферна температура, °С</text:p>
          </table:table-cell>
          <table:table-cell table:style-name="ce16" office:value-type="float" office:value="-25" calcext:value-type="float">
            <text:p>-25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Температура води у котлі, °С</text:p>
          </table:table-cell>
          <table:table-cell table:style-name="ce16" office:value-type="string" calcext:value-type="string">
            <text:p>81-82</text:p>
          </table:table-cell>
          <table:table-cell table:style-name="ce16" office:value-type="string" calcext:value-type="string">
            <text:p>76-77</text:p>
          </table:table-cell>
          <table:table-cell table:style-name="ce16" office:value-type="string" calcext:value-type="string">
            <text:p>71-73</text:p>
          </table:table-cell>
          <table:table-cell table:style-name="ce16" office:value-type="string" calcext:value-type="string">
            <text:p>63-65</text:p>
          </table:table-cell>
          <table:table-cell table:style-name="ce16" office:value-type="string" calcext:value-type="string">
            <text:p>57-58</text:p>
          </table:table-cell>
          <table:table-cell table:number-columns-repeated="3" table:style-name="ce16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7">
          <table:table-cell office:value-type="string" calcext:value-type="string">
            <text:p>Питома теплоємність води, Дж/кг*°С</text:p>
          </table:table-cell>
          <table:table-cell table:style-name="ce37" office:value-type="float" office:value="4200" calcext:value-type="float">
            <text:p>4200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Потужність котла, Вт</text:p>
          </table:table-cell>
          <table:table-cell table:style-name="ce37" office:value-type="float" office:value="16000" calcext:value-type="float">
            <text:p>16000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Температура на вході котла, <text:s/>°С</text:p>
          </table:table-cell>
          <table:table-cell table:style-name="ce37" office:value-type="float" office:value="60" calcext:value-type="float">
            <text:p>60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отік, л/с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Температура на виході котла, <text:s/>°С</text:p>
          </table:table-cell>
          <table:table-cell table:style-name="ce37" table:formula="of:=[.B6]/([.B5]*[.B8])+[.B7]" office:value-type="float" office:value="67.6190476190476" calcext:value-type="float">
            <text:p>67.6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adornments="Regular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uk" fo:country="UA" style:font-name-asian="Noto Sans CJK SC Regular" style:font-size-asian="10pt" style:language-asian="zh" style:country-asian="CN" style:font-name-complex="FreeSans2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італій Євтушенко</meta:initial-creator>
    <meta:creation-date>2024-11-21T11:02:14.384669679</meta:creation-date>
    <meta:generator>LibreOffice/7.3.7.2$Linux_X86_64 LibreOffice_project/30$Build-2</meta:generator>
    <dc:date>2026-03-14T15:40:33.761654111</dc:date>
    <meta:editing-duration>P7DT13H43M33S</meta:editing-duration>
    <meta:editing-cycles>76</meta:editing-cycles>
    <meta:document-statistic meta:table-count="4" meta:cell-count="421" meta:object-count="0"/>
  </office:meta>
</office:document-meta>
</file>